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3d2" officeooo:paragraph-rsid="000de3d2"/>
    </style:style>
    <style:style style:name="P2" style:family="paragraph" style:parent-style-name="Standard">
      <style:text-properties officeooo:paragraph-rsid="000de3d2"/>
    </style:style>
    <style:style style:name="P3" style:family="paragraph" style:parent-style-name="Standard">
      <style:text-properties officeooo:rsid="000efff4" officeooo:paragraph-rsid="000efff4"/>
    </style:style>
    <style:style style:name="P4" style:family="paragraph" style:parent-style-name="Standard">
      <style:paragraph-properties fo:text-align="center" style:justify-single-word="false"/>
      <style:text-properties fo:font-size="20pt" officeooo:rsid="000de3d2" officeooo:paragraph-rsid="000de3d2" style:font-size-asian="20pt" style:font-size-complex="20pt"/>
    </style:style>
    <style:style style:name="P5" style:family="paragraph" style:parent-style-name="Standard">
      <style:text-properties officeooo:rsid="000de3d2" officeooo:paragraph-rsid="000de3d2"/>
    </style:style>
    <style:style style:name="P6" style:family="paragraph" style:parent-style-name="Standard">
      <style:text-properties officeooo:rsid="0013fcaf" officeooo:paragraph-rsid="0013fcaf"/>
    </style:style>
    <style:style style:name="T1" style:family="text">
      <style:text-properties officeooo:rsid="000de3d2"/>
    </style:style>
    <style:style style:name="T2" style:family="text">
      <style:text-properties officeooo:rsid="000f5fa1"/>
    </style:style>
    <style:style style:name="T3" style:family="text">
      <style:text-properties officeooo:rsid="0011379d"/>
    </style:style>
    <style:style style:name="T4" style:family="text">
      <style:text-properties officeooo:rsid="00114f60"/>
    </style:style>
    <style:style style:name="T5" style:family="text">
      <style:text-properties officeooo:rsid="00122f89"/>
    </style:style>
    <style:style style:name="T6" style:family="text">
      <style:text-properties officeooo:rsid="0013ae9c"/>
    </style:style>
    <style:style style:name="T7" style:family="text">
      <style:text-properties officeooo:rsid="0013f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ring Diary <text:span text:style-name="T4">exercise 1.2</text:span></text:p>
      <text:p text:style-name="P1"/>
      <text:p text:style-name="P1">1.How long did you work on the exercise?</text:p>
      <text:p text:style-name="P1"/>
      <text:p text:style-name="P1">I took approximately <text:span text:style-name="T5">5</text:span> hours in this exercises,because I need to learn <text:span text:style-name="T5">lot of thing such different type of data type ,</text:span>the memory management of the byte that I did not have any knowledge before.</text:p>
      <text:p text:style-name="P1"/>
      <text:p text:style-name="P2"><text:span text:style-name="T1">2.</text:span>Describe the approach of your solution. Discuss aspects such as the network operations, error handling, overall design. Why did you choose this approach?</text:p>
      <text:p text:style-name="P1"/>
      <text:p text:style-name="P1">I start coding step by step <text:s/>as mentioned in the instruction. The diagram helped me to understand the outcome otherwize I was in trouble with the text description <text:s/>.<text:span text:style-name="T6">I always checked the method used if socket was successful in each step I used because that helps me to handle errors and quickly fix them if they occur. </text:span></text:p>
      <text:p text:style-name="P1"/>
      <text:p text:style-name="P1">3.Did you have any failures or problems before successful solution? Discuss (your analysis) of the reasons of problems, and how you fixed them</text:p>
      <text:p text:style-name="P1"/>
      <text:p text:style-name="P6">I had some failures but the most challenging were:</text:p>
      <text:p text:style-name="P1"/>
      <text:p text:style-name="P3">1- when I was <text:s/>packing binary numbers, <text:span text:style-name="T3">I </text:span>used <text:s/>ntohl <text:s/><text:span text:style-name="T3">by mistake </text:span>for short integer type. </text:p>
      <text:p text:style-name="P3">2- I had also the problem with sending the right value after calling the output function</text:p>
      <text:p text:style-name="P3"><text:span text:style-name="T2">3</text:span>- My numbers <text:s/>in bynary receive from server comes in separate format , first one byte and next 11 bytes. I was trying to read 12 bytes at once. Later placed my send in the looploop.</text:p>
      <text:p text:style-name="P1"/>
      <text:p text:style-name="P1"/>
      <text:p text:style-name="P1">4. Did you learn anything? (or did you know it already? or did you not understand what were you </text:p>
      <text:p text:style-name="P1">supposed to learn?) </text:p>
      <text:p text:style-name="P1"/>
      <text:p text:style-name="P1"><text:span text:style-name="T3">The first exercise help me to start this well . So I did </text:span>learn lot of thing<text:span text:style-name="T3">s</text:span> and I understand what I was supposed to understand because the lecture material was so descriptive <text:span text:style-name="T3">and helpfull</text:span>.</text:p>
      <text:p text:style-name="P1"/>
      <text:p text:style-name="P1">5. Give feedback about exercise and related material. Is there something that could be improved?</text:p>
      <text:p text:style-name="P1"/>
      <text:p text:style-name="P1">This exercise was very interesting it helped to understand how to pack and unpack data in the bynary forma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5:57:55.384526381</meta:creation-date>
    <dc:date>2016-01-28T06:24:59.647447402</dc:date>
    <meta:editing-duration>PT13M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318" meta:character-count="1792" meta:non-whitespace-character-count="1479"/>
  </office:meta>
</office:document-meta>
</file>